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0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ocation" table:style-name="ta1">
        <table:shapes>
          <draw:frame draw:z-index="0" draw:style-name="gr1" draw:text-style-name="P1" svg:width="6.3039in" svg:height="3.5453in" svg:x="0.0543in" svg:y="2.1646in">
            <draw:object draw:notify-on-update-of-ranges="Allocation.A1:Allocation.A1 Allocation.B1:Allocation.K1 Allocation.A2:Allocation.A2 Allocation.B2:Allocation.K2 Allocation.A3:Allocation.A3 Allocation.B3:Allocation.K3 Allocation.A4:Allocation.A4 Allocation.B4:Allocation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53in" svg:x="6.4232in" svg:y="2.2378in">
            <draw:object draw:notify-on-update-of-ranges="Allocation.A6:Allocation.A6 Allocation.B6:Allocation.K6 Allocation.A7:Allocation.A7 Allocation.B7:Allocation.K7 Allocation.A8:Allocation.A8 Allocation.B8:Allocation.K8 Allocation.A9:Allocation.A9 Allocation.B9:Allocation.K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2" table:number-columns-repeated="7" table:default-cell-style-name="ce3"/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0" calcext:value-type="float">
            <text:p>10000000</text:p>
          </table:table-cell>
          <table:table-cell table:style-name="Default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martPtr [с]</text:p>
          </table:table-cell>
          <table:table-cell table:style-name="ce1" office:value-type="float" office:value="0.000116219" calcext:value-type="float">
            <text:p>0.000116219</text:p>
          </table:table-cell>
          <table:table-cell office:value-type="float" office:value="0.00052652" calcext:value-type="float">
            <text:p>0.00052652</text:p>
          </table:table-cell>
          <table:table-cell table:style-name="ce3" office:value-type="float" office:value="0.000137851" calcext:value-type="float">
            <text:p>0.000137851</text:p>
          </table:table-cell>
          <table:table-cell office:value-type="float" office:value="0.000166203" calcext:value-type="float">
            <text:p>0.000166203</text:p>
          </table:table-cell>
          <table:table-cell office:value-type="float" office:value="0.000510055" calcext:value-type="float">
            <text:p>0.000510055</text:p>
          </table:table-cell>
          <table:table-cell office:value-type="float" office:value="0.000705487" calcext:value-type="float">
            <text:p>0.000705487</text:p>
          </table:table-cell>
          <table:table-cell office:value-type="float" office:value="0.00091875" calcext:value-type="float">
            <text:p>0.00091875</text:p>
          </table:table-cell>
          <table:table-cell office:value-type="float" office:value="0.0409293" calcext:value-type="float">
            <text:p>0.0409293</text:p>
          </table:table-cell>
          <table:table-cell office:value-type="float" office:value="4.00996" calcext:value-type="float">
            <text:p>4.00996</text:p>
          </table:table-cell>
          <table:table-cell office:value-type="float" office:value="41.734" calcext:value-type="float">
            <text:p>41.734</text:p>
          </table:table-cell>
        </table:table-row>
        <table:table-row table:style-name="ro1">
          <table:table-cell office:value-type="string" calcext:value-type="string">
            <text:p>UnqPtr [с]</text:p>
          </table:table-cell>
          <table:table-cell office:value-type="float" office:value="0.00003443" calcext:value-type="float">
            <text:p>3.44E-05</text:p>
          </table:table-cell>
          <table:table-cell office:value-type="float" office:value="0.000206702" calcext:value-type="float">
            <text:p>0.000206702</text:p>
          </table:table-cell>
          <table:table-cell office:value-type="float" office:value="0.000083232" calcext:value-type="float">
            <text:p>8.32E-05</text:p>
          </table:table-cell>
          <table:table-cell office:value-type="float" office:value="0.000104822" calcext:value-type="float">
            <text:p>0.000104822</text:p>
          </table:table-cell>
          <table:table-cell office:value-type="float" office:value="0.000481063" calcext:value-type="float">
            <text:p>0.000481063</text:p>
          </table:table-cell>
          <table:table-cell office:value-type="float" office:value="0.000756667" calcext:value-type="float">
            <text:p>0.000756667</text:p>
          </table:table-cell>
          <table:table-cell office:value-type="float" office:value="0.00102964" calcext:value-type="float">
            <text:p>0.00102964</text:p>
          </table:table-cell>
          <table:table-cell office:value-type="float" office:value="0.0465752" calcext:value-type="float">
            <text:p>0.0465752</text:p>
          </table:table-cell>
          <table:table-cell office:value-type="float" office:value="4.73691" calcext:value-type="float">
            <text:p>4.73691</text:p>
          </table:table-cell>
          <table:table-cell office:value-type="float" office:value="64.1811" calcext:value-type="float">
            <text:p>64.1811</text:p>
          </table:table-cell>
        </table:table-row>
        <table:table-row table:style-name="ro1">
          <table:table-cell office:value-type="string" calcext:value-type="string">
            <text:p>MemorySpan [с]</text:p>
          </table:table-cell>
          <table:table-cell office:value-type="float" office:value="0.000000608" calcext:value-type="float">
            <text:p>6.08E-07</text:p>
          </table:table-cell>
          <table:table-cell table:style-name="ce4" office:value-type="float" office:value="0.000002667" calcext:value-type="float">
            <text:p>2.67E-06</text:p>
          </table:table-cell>
          <table:table-cell office:value-type="float" office:value="0.000000894" calcext:value-type="float">
            <text:p>8.94E-07</text:p>
          </table:table-cell>
          <table:table-cell table:style-name="ce4" office:value-type="float" office:value="0.000002736" calcext:value-type="float">
            <text:p>2.74E-06</text:p>
          </table:table-cell>
          <table:table-cell table:style-name="ce4" office:value-type="float" office:value="0.000006453" calcext:value-type="float">
            <text:p>6.45E-06</text:p>
          </table:table-cell>
          <table:table-cell table:style-name="ce4" office:value-type="float" office:value="0.000009163" calcext:value-type="float">
            <text:p>9.16E-06</text:p>
          </table:table-cell>
          <table:table-cell table:style-name="ce4" office:value-type="float" office:value="0.0000263" calcext:value-type="float">
            <text:p>2.63E-05</text:p>
          </table:table-cell>
          <table:table-cell office:value-type="float" office:value="0.00041932" calcext:value-type="float">
            <text:p>0.00041932</text:p>
          </table:table-cell>
          <table:table-cell office:value-type="float" office:value="0.0314941" calcext:value-type="float">
            <text:p>0.0314941</text:p>
          </table:table-cell>
          <table:table-cell office:value-type="float" office:value="0.543932" calcext:value-type="float">
            <text:p>0.543932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5"/>
          <table:table-cell table:style-name="Default" table:number-columns-repeated="7"/>
        </table:table-row>
        <table:table-row table:style-name="ro1">
          <table:table-cell office:value-type="string" calcext:value-type="string">
            <text:p>n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office:value-type="float" office:value="1500" calcext:value-type="float">
            <text:p>1500</text:p>
          </table:table-cell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00000" calcext:value-type="float">
            <text:p>100000</text:p>
          </table:table-cell>
          <table:table-cell table:style-name="Default" office:value-type="float" office:value="10000000" calcext:value-type="float">
            <text:p>10000000</text:p>
          </table:table-cell>
          <table:table-cell table:style-name="Default" office:value-type="float" office:value="100000000" calcext:value-type="float">
            <text:p>100000000</text:p>
          </table:table-cell>
        </table:table-row>
        <table:table-row table:style-name="ro1">
          <table:table-cell office:value-type="string" calcext:value-type="string">
            <text:p>SmartPtr [страниц]</text:p>
          </table:table-cell>
          <table:table-cell table:style-name="ce1" office:value-type="float" office:value="613" calcext:value-type="float">
            <text:p>613</text:p>
          </table:table-cell>
          <table:table-cell office:value-type="float" office:value="615" calcext:value-type="float">
            <text:p>615</text:p>
          </table:table-cell>
          <table:table-cell table:style-name="ce3" office:value-type="float" office:value="614" calcext:value-type="float">
            <text:p>614</text:p>
          </table:table-cell>
          <table:table-cell office:value-type="float" office:value="613" calcext:value-type="float">
            <text:p>613</text:p>
          </table:table-cell>
          <table:table-cell table:number-columns-repeated="2" office:value-type="float" office:value="645" calcext:value-type="float">
            <text:p>645</text:p>
          </table:table-cell>
          <table:table-cell office:value-type="float" office:value="679" calcext:value-type="float">
            <text:p>679</text:p>
          </table:table-cell>
          <table:table-cell office:value-type="float" office:value="3846" calcext:value-type="float">
            <text:p>3846</text:p>
          </table:table-cell>
          <table:table-cell office:value-type="float" office:value="325546" calcext:value-type="float">
            <text:p>325546</text:p>
          </table:table-cell>
          <table:table-cell office:value-type="float" office:value="2333013" calcext:value-type="float">
            <text:p>2333013</text:p>
          </table:table-cell>
        </table:table-row>
        <table:table-row table:style-name="ro1">
          <table:table-cell office:value-type="string" calcext:value-type="string">
            <text:p>UnqPtr [страниц]</text:p>
          </table:table-cell>
          <table:table-cell office:value-type="float" office:value="32" calcext:value-type="float">
            <text:p>3.20E+01</text:p>
          </table:table-cell>
          <table:table-cell office:value-type="float" office:value="32" calcext:value-type="float">
            <text:p>32</text:p>
          </table:table-cell>
          <table:table-cell office:value-type="float" office:value="32" calcext:value-type="float">
            <text:p>3.20E+0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602" calcext:value-type="float">
            <text:p>602</text:p>
          </table:table-cell>
          <table:table-cell office:value-type="float" office:value="601" calcext:value-type="float">
            <text:p>601</text:p>
          </table:table-cell>
          <table:table-cell office:value-type="float" office:value="3296" calcext:value-type="float">
            <text:p>3296</text:p>
          </table:table-cell>
          <table:table-cell office:value-type="float" office:value="236440" calcext:value-type="float">
            <text:p>236440</text:p>
          </table:table-cell>
          <table:table-cell office:value-type="float" office:value="248340" calcext:value-type="float">
            <text:p>248340</text:p>
          </table:table-cell>
        </table:table-row>
        <table:table-row table:style-name="ro1">
          <table:table-cell office:value-type="string" calcext:value-type="string">
            <text:p>MemorySpan [страниц]</text:p>
          </table:table-cell>
          <table:table-cell office:value-type="float" office:value="0" calcext:value-type="float">
            <text:p>0.00E+00</text:p>
          </table:table-cell>
          <table:table-cell table:style-name="ce4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table:style-name="ce4" office:value-type="float" office:value="0" calcext:value-type="float">
            <text:p>0.00E+00</text:p>
          </table:table-cell>
          <table:table-cell table:style-name="ce4" office:value-type="float" office:value="32" calcext:value-type="float">
            <text:p>3.20E+01</text:p>
          </table:table-cell>
          <table:table-cell table:number-columns-repeated="2" table:style-name="ce4" office:value-type="float" office:value="0" calcext:value-type="float">
            <text:p>0.00E+00</text:p>
          </table:table-cell>
          <table:table-cell office:value-type="float" office:value="128" calcext:value-type="float">
            <text:p>128</text:p>
          </table:table-cell>
          <table:table-cell office:value-type="float" office:value="9782" calcext:value-type="float">
            <text:p>9782</text:p>
          </table:table-cell>
          <table:table-cell office:value-type="float" office:value="16266" calcext:value-type="float">
            <text:p>162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5T17:31:25.259534228</meta:creation-date>
    <dc:date>2025-10-05T17:57:24.960607366</dc:date>
    <meta:editing-duration>PT14M10S</meta:editing-duration>
    <meta:editing-cycles>2</meta:editing-cycles>
    <meta:generator>LibreOffice/25.2.5.2$Linux_X86_64 LibreOffice_project/520$Build-2</meta:generator>
    <meta:document-statistic meta:table-count="1" meta:cell-count="8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8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3cm" svg:height="9.006cm" xlink:href=".." xlink:type="simple" chart:class="chart:line" chart:style-name="ch1">
        <chart:legend chart:legend-position="end" svg:x="12.165cm" svg:y="3.706cm" style:legend-expansion="high" chart:style-name="ch2"/>
        <chart:plot-area chart:style-name="ch3" svg:x="0.32cm" svg:y="0.18cm" svg:width="11.525cm" svg:height="8.646cm">
          <chart:coordinate-region svg:x="2.053cm" svg:y="0.379cm" svg:width="9.652cm" svg:height="6.698cm"/>
          <chart:axis chart:dimension="x" chart:name="primary-x" chart:style-name="ch4" chartooo:axis-type="auto">
            <chartooo:date-scale/>
            <chart:categories table:cell-range-address="Allocation.B1:Allocation.K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ocation.B2:Allocation.K2" chart:label-cell-address="Allocation.A2:Allocation.A2" chart:class="chart:line">
            <chart:data-point chart:repeated="10"/>
          </chart:series>
          <chart:series chart:style-name="ch8" chart:values-cell-range-address="Allocation.B3:Allocation.K3" chart:label-cell-address="Allocation.A3:Allocation.A3" chart:class="chart:line">
            <chart:data-point chart:repeated="10"/>
          </chart:series>
          <chart:series chart:style-name="ch9" chart:values-cell-range-address="Allocation.B4:Allocation.K4" chart:label-cell-address="Allocation.A4:Allocation.A4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Allocation.B1:Allocation.K1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SmartPtr [с]</text:p>
                <draw:g>
                  <svg:desc>Allocation.A2:Allocation.A2</svg:desc>
                </draw:g>
              </table:table-cell>
              <table:table-cell office:value-type="float" office:value="0.000116219">
                <text:p>0.000116219</text:p>
                <draw:g>
                  <svg:desc>Allocation.B2:Allocation.K2</svg:desc>
                </draw:g>
              </table:table-cell>
              <table:table-cell office:value-type="float" office:value="0.00052652">
                <text:p>0.00052652</text:p>
              </table:table-cell>
              <table:table-cell office:value-type="float" office:value="0.000137851">
                <text:p>0.000137851</text:p>
              </table:table-cell>
              <table:table-cell office:value-type="float" office:value="0.000166203">
                <text:p>0.000166203</text:p>
              </table:table-cell>
              <table:table-cell office:value-type="float" office:value="0.000510055">
                <text:p>0.000510055</text:p>
              </table:table-cell>
              <table:table-cell office:value-type="float" office:value="0.000705487">
                <text:p>0.000705487</text:p>
              </table:table-cell>
              <table:table-cell office:value-type="float" office:value="0.00091875">
                <text:p>0.00091875</text:p>
              </table:table-cell>
              <table:table-cell office:value-type="float" office:value="0.0409293">
                <text:p>0.0409293</text:p>
              </table:table-cell>
              <table:table-cell office:value-type="float" office:value="4.00996">
                <text:p>4.00996</text:p>
              </table:table-cell>
              <table:table-cell office:value-type="float" office:value="41.734">
                <text:p>41.734</text:p>
              </table:table-cell>
            </table:table-row>
            <table:table-row>
              <table:table-cell office:value-type="string">
                <text:p>UnqPtr [с]</text:p>
                <draw:g>
                  <svg:desc>Allocation.A3:Allocation.A3</svg:desc>
                </draw:g>
              </table:table-cell>
              <table:table-cell office:value-type="float" office:value="0.00003443">
                <text:p>0.00003443</text:p>
                <draw:g>
                  <svg:desc>Allocation.B3:Allocation.K3</svg:desc>
                </draw:g>
              </table:table-cell>
              <table:table-cell office:value-type="float" office:value="0.000206702">
                <text:p>0.000206702</text:p>
              </table:table-cell>
              <table:table-cell office:value-type="float" office:value="0.000083232">
                <text:p>0.000083232</text:p>
              </table:table-cell>
              <table:table-cell office:value-type="float" office:value="0.000104822">
                <text:p>0.000104822</text:p>
              </table:table-cell>
              <table:table-cell office:value-type="float" office:value="0.000481063">
                <text:p>0.000481063</text:p>
              </table:table-cell>
              <table:table-cell office:value-type="float" office:value="0.000756667">
                <text:p>0.000756667</text:p>
              </table:table-cell>
              <table:table-cell office:value-type="float" office:value="0.00102964">
                <text:p>0.00102964</text:p>
              </table:table-cell>
              <table:table-cell office:value-type="float" office:value="0.0465752">
                <text:p>0.0465752</text:p>
              </table:table-cell>
              <table:table-cell office:value-type="float" office:value="4.73691">
                <text:p>4.73691</text:p>
              </table:table-cell>
              <table:table-cell office:value-type="float" office:value="64.1811">
                <text:p>64.1811</text:p>
              </table:table-cell>
            </table:table-row>
            <table:table-row>
              <table:table-cell office:value-type="string">
                <text:p>MemorySpan [с]</text:p>
                <draw:g>
                  <svg:desc>Allocation.A4:Allocation.A4</svg:desc>
                </draw:g>
              </table:table-cell>
              <table:table-cell office:value-type="float" office:value="0.000000608">
                <text:p>0.000000608</text:p>
                <draw:g>
                  <svg:desc>Allocation.B4:Allocation.K4</svg:desc>
                </draw:g>
              </table:table-cell>
              <table:table-cell office:value-type="float" office:value="0.000002667">
                <text:p>0.000002667</text:p>
              </table:table-cell>
              <table:table-cell office:value-type="float" office:value="0.000000894">
                <text:p>0.000000894</text:p>
              </table:table-cell>
              <table:table-cell office:value-type="float" office:value="0.000002736">
                <text:p>0.000002736</text:p>
              </table:table-cell>
              <table:table-cell office:value-type="float" office:value="0.000006453">
                <text:p>0.000006453</text:p>
              </table:table-cell>
              <table:table-cell office:value-type="float" office:value="0.000009163">
                <text:p>0.000009163</text:p>
              </table:table-cell>
              <table:table-cell office:value-type="float" office:value="0.0000263">
                <text:p>0.0000263</text:p>
              </table:table-cell>
              <table:table-cell office:value-type="float" office:value="0.00041932">
                <text:p>0.00041932</text:p>
              </table:table-cell>
              <table:table-cell office:value-type="float" office:value="0.0314941">
                <text:p>0.0314941</text:p>
              </table:table-cell>
              <table:table-cell office:value-type="float" office:value="0.543932">
                <text:p>0.543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8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8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06cm" xlink:href=".." xlink:type="simple" chart:class="chart:line" chart:style-name="ch1">
        <chart:legend chart:legend-position="end" svg:x="11.047cm" svg:y="3.706cm" style:legend-expansion="high" chart:style-name="ch2"/>
        <chart:plot-area chart:style-name="ch3" svg:x="0.32cm" svg:y="0.18cm" svg:width="10.407cm" svg:height="8.646cm">
          <chart:coordinate-region svg:x="2.053cm" svg:y="0.379cm" svg:width="8.534cm" svg:height="6.698cm"/>
          <chart:axis chart:dimension="x" chart:name="primary-x" chart:style-name="ch4" chartooo:axis-type="auto">
            <chartooo:date-scale/>
            <chart:categories table:cell-range-address="Allocation.B6:Allocation.K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location.B7:Allocation.K7" chart:label-cell-address="Allocation.A7:Allocation.A7" chart:class="chart:line">
            <chart:data-point chart:repeated="10"/>
          </chart:series>
          <chart:series chart:style-name="ch8" chart:values-cell-range-address="Allocation.B8:Allocation.K8" chart:label-cell-address="Allocation.A8:Allocation.A8" chart:class="chart:line">
            <chart:data-point chart:repeated="10"/>
          </chart:series>
          <chart:series chart:style-name="ch9" chart:values-cell-range-address="Allocation.B9:Allocation.K9" chart:label-cell-address="Allocation.A9:Allocation.A9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Allocation.B6:Allocation.K6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50">
                <text:p>150</text:p>
              </table:table-cell>
              <table:table-cell office:value-type="float" office:value="1000">
                <text:p>10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0">
                <text:p>10000000</text:p>
              </table:table-cell>
              <table:table-cell office:value-type="float" office:value="100000000">
                <text:p>100000000</text:p>
              </table:table-cell>
            </table:table-row>
          </table:table-header-rows>
          <table:table-rows>
            <table:table-row>
              <table:table-cell office:value-type="string">
                <text:p>SmartPtr [страниц]</text:p>
                <draw:g>
                  <svg:desc>Allocation.A7:Allocation.A7</svg:desc>
                </draw:g>
              </table:table-cell>
              <table:table-cell office:value-type="float" office:value="613">
                <text:p>613</text:p>
                <draw:g>
                  <svg:desc>Allocation.B7:Allocation.K7</svg:desc>
                </draw:g>
              </table:table-cell>
              <table:table-cell office:value-type="float" office:value="615">
                <text:p>615</text:p>
              </table:table-cell>
              <table:table-cell office:value-type="float" office:value="614">
                <text:p>614</text:p>
              </table:table-cell>
              <table:table-cell office:value-type="float" office:value="613">
                <text:p>613</text:p>
              </table:table-cell>
              <table:table-cell office:value-type="float" office:value="645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679">
                <text:p>679</text:p>
              </table:table-cell>
              <table:table-cell office:value-type="float" office:value="3846">
                <text:p>3846</text:p>
              </table:table-cell>
              <table:table-cell office:value-type="float" office:value="325546">
                <text:p>325546</text:p>
              </table:table-cell>
              <table:table-cell office:value-type="float" office:value="2333013">
                <text:p>2333013</text:p>
              </table:table-cell>
            </table:table-row>
            <table:table-row>
              <table:table-cell office:value-type="string">
                <text:p>UnqPtr [страниц]</text:p>
                <draw:g>
                  <svg:desc>Allocation.A8:Allocation.A8</svg:desc>
                </draw:g>
              </table:table-cell>
              <table:table-cell office:value-type="float" office:value="32">
                <text:p>32</text:p>
                <draw:g>
                  <svg:desc>Allocation.B8:Allocation.K8</svg:desc>
                </draw:g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02">
                <text:p>602</text:p>
              </table:table-cell>
              <table:table-cell office:value-type="float" office:value="601">
                <text:p>601</text:p>
              </table:table-cell>
              <table:table-cell office:value-type="float" office:value="3296">
                <text:p>3296</text:p>
              </table:table-cell>
              <table:table-cell office:value-type="float" office:value="236440">
                <text:p>236440</text:p>
              </table:table-cell>
              <table:table-cell office:value-type="float" office:value="248340">
                <text:p>248340</text:p>
              </table:table-cell>
            </table:table-row>
            <table:table-row>
              <table:table-cell office:value-type="string">
                <text:p>MemorySpan [страниц]</text:p>
                <draw:g>
                  <svg:desc>Allocation.A9:Allocation.A9</svg:desc>
                </draw:g>
              </table:table-cell>
              <table:table-cell office:value-type="float" office:value="0">
                <text:p>0</text:p>
                <draw:g>
                  <svg:desc>Allocation.B9:Allocation.K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9782">
                <text:p>9782</text:p>
              </table:table-cell>
              <table:table-cell office:value-type="float" office:value="16266">
                <text:p>162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